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2.76cm"/>
    </style:style>
    <style:style style:name="co4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4.447cm"/>
    </style:style>
    <style:style style:name="co6" style:family="table-column">
      <style:table-column-properties fo:break-before="auto" style:column-width="4.42cm"/>
    </style:style>
    <style:style style:name="co7" style:family="table-column">
      <style:table-column-properties fo:break-before="auto" style:column-width="3.187cm"/>
    </style:style>
    <style:style style:name="co8" style:family="table-column">
      <style:table-column-properties fo:break-before="auto" style:column-width="3.711cm"/>
    </style:style>
    <style:style style:name="co9" style:family="table-column">
      <style:table-column-properties fo:break-before="auto" style:column-width="4.21cm"/>
    </style:style>
    <style:style style:name="co10" style:family="table-column">
      <style:table-column-properties fo:break-before="auto" style:column-width="4.734cm"/>
    </style:style>
    <style:style style:name="co11" style:family="table-column">
      <style:table-column-properties fo:break-before="auto" style:column-width="2.82cm"/>
    </style:style>
    <style:style style:name="co12" style:family="table-column">
      <style:table-column-properties fo:break-before="auto" style:column-width="3.528cm"/>
    </style:style>
    <style:style style:name="co13" style:family="table-column">
      <style:table-column-properties fo:break-before="auto" style:column-width="3.344cm"/>
    </style:style>
    <style:style style:name="co14" style:family="table-column">
      <style:table-column-properties fo:break-before="auto" style:column-width="3.87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Plik</text:p>
          </table:table-cell>
          <table:table-cell office:value-type="string">
            <text:p>Stan</text:p>
          </table:table-cell>
          <table:table-cell office:value-type="string">
            <text:p>Autor</text:p>
          </table:table-cell>
          <table:table-cell office:value-type="string">
            <text:p>Podejrzane</text:p>
          </table:table-cell>
          <table:table-cell office:value-type="string">
            <text:p><text:s/>Translated Messages</text:p>
          </table:table-cell>
          <table:table-cell office:value-type="string">
            <text:p><text:s/>Translated Source Words</text:p>
          </table:table-cell>
          <table:table-cell office:value-type="string">
            <text:p><text:s/>Translated Target Words</text:p>
          </table:table-cell>
          <table:table-cell office:value-type="string">
            <text:p><text:s/>Fuzzy Messages</text:p>
          </table:table-cell>
          <table:table-cell office:value-type="string">
            <text:p><text:s/>Fuzzy Source Words</text:p>
          </table:table-cell>
          <table:table-cell office:value-type="string">
            <text:p><text:s/>Untranslated Messages</text:p>
          </table:table-cell>
          <table:table-cell office:value-type="string">
            <text:p><text:s/>Untranslated Source Words</text:p>
          </table:table-cell>
          <table:table-cell office:value-type="string">
            <text:p><text:s/>Total Message</text:p>
          </table:table-cell>
          <table:table-cell office:value-type="string">
            <text:p><text:s/>Total Source Words</text:p>
          </table:table-cell>
          <table:table-cell office:value-type="string">
            <text:p><text:s/>Review Messages</text:p>
          </table:table-cell>
          <table:table-cell office:value-type="string">
            <text:p><text:s/>Review Source Words</text:p>
          </table:table-cell>
        </table:table-row>
        <table:table-row table:style-name="ro2" table:visibility="filter">
          <table:table-cell office:value-type="string">
            <text:p>./A1colum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2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2column19180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2column307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3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ccessor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ccessPermiss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Tak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dminConsoleLayou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dmin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dminContainerPag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AdminJ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7">
            <text:p>87</text:p>
          </table:table-cell>
          <table:table-cell office:value-type="float" office:value="492">
            <text:p>492</text:p>
          </table:table-cell>
          <table:table-cell office:value-type="float" office:value="434">
            <text:p>434</text:p>
          </table:table-cell>
          <table:table-cell office:value-type="float" office:value="64">
            <text:p>64</text:p>
          </table:table-cell>
          <table:table-cell office:value-type="float" office:value="326">
            <text:p>326</text:p>
          </table:table-cell>
          <table:table-cell office:value-type="float" office:value="17">
            <text:p>17</text:p>
          </table:table-cell>
          <table:table-cell office:value-type="float" office:value="198">
            <text:p>198</text:p>
          </table:table-cell>
          <table:table-cell office:value-type="float" office:value="168">
            <text:p>168</text:p>
          </table:table-cell>
          <table:table-cell office:value-type="float" office:value="1016">
            <text:p>1016</text:p>
          </table:table-cell>
          <table:table-cell table:number-columns-repeated="2"/>
        </table:table-row>
        <table:table-row table:style-name="ro1">
          <table:table-cell office:value-type="string">
            <text:p>./AdminLis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dmin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dmin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AdminTre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2">
          <table:table-cell office:value-type="string">
            <text:p>./AntiCsrfServletFilterRsrc_pl.po</text:p>
          </table:table-cell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ppConfigAdminTree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pplications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pplications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office:value-type="float" office:value="316">
            <text:p>316</text:p>
          </table:table-cell>
          <table:table-cell table:number-columns-repeated="4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2">
          <table:table-cell office:value-type="string">
            <text:p>./APWAActionsRsrc_pl.po</text:p>
          </table:table-cell>
          <table:table-cell table:number-columns-repeated="3"/>
          <table:table-cell office:value-type="float" office:value="96">
            <text:p>96</text:p>
          </table:table-cell>
          <table:table-cell office:value-type="float" office:value="776">
            <text:p>776</text:p>
          </table:table-cell>
          <table:table-cell office:value-type="float" office:value="836">
            <text:p>836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 office:value-type="float" office:value="835">
            <text:p>83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PWABeans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PWAInterceptors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2">
          <table:table-cell office:value-type="string">
            <text:p>./APWARsrc_pl.po</text:p>
          </table:table-cell>
          <table:table-cell table:number-columns-repeated="3"/>
          <table:table-cell office:value-type="float" office:value="440">
            <text:p>440</text:p>
          </table:table-cell>
          <table:table-cell office:value-type="float" office:value="2363">
            <text:p>2363</text:p>
          </table:table-cell>
          <table:table-cell office:value-type="float" office:value="2178">
            <text:p>2178</text:p>
          </table:table-cell>
          <table:table-cell office:value-type="float" office:value="75">
            <text:p>75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519">
            <text:p>519</text:p>
          </table:table-cell>
          <table:table-cell office:value-type="float" office:value="2913">
            <text:p>291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PWASelec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ssociation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AttestationRsrc_pl.po</text:p>
          </table:table-cell>
          <table:table-cell table:number-columns-repeated="3"/>
          <table:table-cell office:value-type="float" office:value="57">
            <text:p>57</text:p>
          </table:table-cell>
          <table:table-cell office:value-type="float" office:value="111">
            <text:p>111</text:p>
          </table:table-cell>
          <table:table-cell office:value-type="float" office:value="120">
            <text:p>120</text:p>
          </table:table-cell>
          <table:table-cell office:value-type="float" office:value="89">
            <text:p>89</text:p>
          </table:table-cell>
          <table:table-cell office:value-type="float" office:value="605">
            <text:p>605</text:p>
          </table:table-cell>
          <table:table-cell office:value-type="float" office:value="30">
            <text:p>30</text:p>
          </table:table-cell>
          <table:table-cell office:value-type="float" office:value="594">
            <text:p>594</text:p>
          </table:table-cell>
          <table:table-cell office:value-type="float" office:value="176">
            <text:p>176</text:p>
          </table:table-cell>
          <table:table-cell office:value-type="float" office:value="1310">
            <text:p>131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ttributeDisplay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./AttributeEdit_include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2">
          <table:table-cell office:value-type="string">
            <text:p>./Auth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  <table:table-cell office:value-type="float" office:value="204">
            <text:p>204</text:p>
          </table:table-cell>
          <table:table-cell office:value-type="float" office:value="82">
            <text:p>82</text:p>
          </table:table-cell>
          <table:table-cell office:value-type="float" office:value="398">
            <text:p>398</text:p>
          </table:table-cell>
          <table:table-cell table:number-columns-repeated="2"/>
        </table:table-row>
        <table:table-row table:style-name="ro2">
          <table:table-cell office:value-type="string">
            <text:p>./AuthTokenGenerato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BlueGlos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Bookmark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Bookmark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office:value-type="float" office:value="197">
            <text:p>197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Boot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acheCust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acheHolderCustPortlet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acheHolderPortlet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office:value-type="float" office:value="240">
            <text:p>240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ache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hallengeRespons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hallengeRespons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hallengeResponsePortlet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hallengeRespons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2">
          <table:table-cell office:value-type="string">
            <text:p>./ChallengeRespRsrc_pl.po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float" office:value="191">
            <text:p>191</text:p>
          </table:table-cell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halRes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string">
            <text:p>./ChangeAdminCredentialsResource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433">
            <text:p>433</text:p>
          </table:table-cell>
          <table:table-cell office:value-type="float" office:value="414">
            <text:p>414</text:p>
          </table:table-cell>
          <table:table-cell office:value-type="float" office:value="50">
            <text:p>50</text:p>
          </table:table-cell>
          <table:table-cell office:value-type="float" office:value="218">
            <text:p>218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120">
            <text:p>120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haRe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string">
            <text:p>./CheckAppSyncStatusServlet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heckPasswordSync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string">
            <text:p>./ChkPasswordSyncStatus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lassicPortalLayou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string">
            <text:p>./CommentsList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2">
          <table:table-cell office:value-type="string">
            <text:p>./CommonRsrc_pl.po</text:p>
          </table:table-cell>
          <table:table-cell table:number-columns-repeated="3"/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omplexPrefEditorPortlet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omplexPrefPortlet_include_pl.po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onfigPortlet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ontainerLookupRsrc_pl.po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float" office:value="172">
            <text:p>172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oreComplexPrefEditorPortlet_include_pl.po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reateCustomEvent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reat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2">
          <table:table-cell office:value-type="string">
            <text:p>./CreatePassword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2">
          <table:table-cell office:value-type="string">
            <text:p>./CreatePrefRsrc_pl.po</text:p>
          </table:table-cell>
          <table:table-cell table:number-columns-repeated="3"/>
          <table:table-cell office:value-type="float" office:value="79">
            <text:p>79</text:p>
          </table:table-cell>
          <table:table-cell office:value-type="float" office:value="645">
            <text:p>645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656">
            <text:p>656</text:p>
          </table:table-cell>
          <table:table-cell table:number-columns-repeated="2"/>
        </table:table-row>
        <table:table-row table:style-name="ro2">
          <table:table-cell office:value-type="string">
            <text:p>./Create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640">
            <text:p>640</text:p>
          </table:table-cell>
          <table:table-cell office:value-type="float" office:value="579">
            <text:p>57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651">
            <text:p>65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reateUserOrGroup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ustBranding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2">
          <table:table-cell office:value-type="string">
            <text:p>./CustomBrandingPortletRsrc_pl.po</text:p>
          </table:table-cell>
          <table:table-cell table:number-columns-repeated="3"/>
          <table:table-cell office:value-type="float" office:value="135">
            <text:p>135</text:p>
          </table:table-cell>
          <table:table-cell office:value-type="float" office:value="739">
            <text:p>739</text:p>
          </table:table-cell>
          <table:table-cell office:value-type="float" office:value="710">
            <text:p>710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850">
            <text:p>850</text:p>
          </table:table-cell>
          <table:table-cell table:number-columns-repeated="2"/>
        </table:table-row>
        <table:table-row table:style-name="ro2">
          <table:table-cell office:value-type="string">
            <text:p>./DAL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2">
          <table:table-cell office:value-type="string">
            <text:p>./DashboardRsrc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DataEx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DataIm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./DataImportExport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61">
            <text:p>261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78">
            <text:p>27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DataImportFilter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DataImportResul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DatePicker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Defaul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DelProxySrv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Det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2">
          <table:table-cell office:value-type="string">
            <text:p>./DetailPrefRsrc_pl.po</text:p>
          </table:table-cell>
          <table:table-cell table:number-columns-repeated="3"/>
          <table:table-cell office:value-type="float" office:value="125">
            <text:p>125</text:p>
          </table:table-cell>
          <table:table-cell office:value-type="float" office:value="1095">
            <text:p>1095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3">
            <text:p>133</text:p>
          </table:table-cell>
          <table:table-cell office:value-type="float" office:value="1148">
            <text:p>1148</text:p>
          </table:table-cell>
          <table:table-cell table:number-columns-repeated="2"/>
        </table:table-row>
        <table:table-row table:style-name="ro2">
          <table:table-cell office:value-type="string">
            <text:p>./DetailRsrc_pl.po</text:p>
          </table:table-cell>
          <table:table-cell table:number-columns-repeated="3"/>
          <table:table-cell office:value-type="float" office:value="124">
            <text:p>124</text:p>
          </table:table-cell>
          <table:table-cell office:value-type="float" office:value="1090">
            <text:p>1090</text:p>
          </table:table-cell>
          <table:table-cell office:value-type="float" office:value="1004">
            <text:p>10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office:value-type="float" office:value="1143">
            <text:p>114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Directory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DirectorySearch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DriverStatu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string">
            <text:p>./DriverStatus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2">
          <table:table-cell office:value-type="string">
            <text:p>./DrvControlJS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EboBootServlet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EboPortalAggExcRsrc_pl.po</text:p>
          </table:table-cell>
          <table:table-cell table:number-columns-repeated="3"/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EboPortalTag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EboPortletProducerExc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edi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 office:value-type="string">
            <text:p>./EditHelper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EmailUtility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EntityImag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EntityImag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EntityTre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Error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2">
          <table:table-cell office:value-type="string">
            <text:p>./ExchangeHelp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Exchange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office:value-type="float" office:value="601">
            <text:p>601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ExportPortlet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FileUpload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Fil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office:value-type="float" office:value="193">
            <text:p>193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ForgotPasswordAdminHelp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office:value-type="float" office:value="173">
            <text:p>17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2">
          <table:table-cell office:value-type="string">
            <text:p>./ForgotPasswordAdmin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2">
          <table:table-cell office:value-type="string">
            <text:p>./ForgotPassword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ForgotPw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ForgotPwd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General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General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./GenericPassword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GlobalBookmark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Gues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GuestPage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GwtChallengeResp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2">
          <table:table-cell office:value-type="string">
            <text:p>./GwtChkPasswordSyncStatusRsrc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2">
          <table:table-cell office:value-type="string">
            <text:p>./GwtHintChange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string">
            <text:p>./GwtLocalePreference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2">
          <table:table-cell office:value-type="string">
            <text:p>./GwtNrfRsrc_pl.po</text:p>
          </table:table-cell>
          <table:table-cell table:number-columns-repeated="3"/>
          <table:table-cell office:value-type="float" office:value="85">
            <text:p>85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318">
            <text:p>318</text:p>
          </table:table-cell>
          <table:table-cell office:value-type="float" office:value="1309">
            <text:p>1309</text:p>
          </table:table-cell>
          <table:table-cell office:value-type="float" office:value="102">
            <text:p>102</text:p>
          </table:table-cell>
          <table:table-cell office:value-type="float" office:value="1499">
            <text:p>1499</text:p>
          </table:table-cell>
          <table:table-cell office:value-type="float" office:value="505">
            <text:p>505</text:p>
          </table:table-cell>
          <table:table-cell office:value-type="float" office:value="2975">
            <text:p>2975</text:p>
          </table:table-cell>
          <table:table-cell table:number-columns-repeated="2"/>
        </table:table-row>
        <table:table-row table:style-name="ro2">
          <table:table-cell office:value-type="string">
            <text:p>./GwtPasswordChangeRsrc_pl.po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string">
            <text:p>./GwtPasswordPolicy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Header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HeaderNav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HeaderNavContentFooter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2">
          <table:table-cell office:value-type="string">
            <text:p>./HeaderPortletHelp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/>
        </table:table-row>
        <table:table-row table:style-name="ro2">
          <table:table-cell office:value-type="string">
            <text:p>./HeaderPortletRsrc_pl.po</text:p>
          </table:table-cell>
          <table:table-cell table:number-columns-repeated="3"/>
          <table:table-cell office:value-type="float" office:value="65">
            <text:p>65</text:p>
          </table:table-cell>
          <table:table-cell office:value-type="float" office:value="686">
            <text:p>686</text:p>
          </table:table-cell>
          <table:table-cell office:value-type="float" office:value="656">
            <text:p>656</text:p>
          </table:table-cell>
          <table:table-cell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904">
            <text:p>90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help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HintChang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HintChangeRsrc_pl.p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HintChangeRsrcPortlet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string">
            <text:p>./HTMLComplexPrefEditorHelp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HTMLComplexPrefEditor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office:value-type="float" office:value="336">
            <text:p>336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HTMLEditor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HTMLEditorPortletRsrc_pl.po</text:p>
          </table:table-cell>
          <table:table-cell table:number-columns-repeated="3"/>
          <table:table-cell office:value-type="float" office:value="77">
            <text:p>77</text:p>
          </table:table-cell>
          <table:table-cell table:number-columns-repeated="2" office:value-type="float" office:value="376">
            <text:p>376</text:p>
          </table:table-cell>
          <table:table-cell table:number-columns-repeated="4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76">
            <text:p>37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HTM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2">
          <table:table-cell office:value-type="string">
            <text:p>./HTMLRsrc_pl.po</text:p>
          </table:table-cell>
          <table:table-cell table:number-columns-repeated="3"/>
          <table:table-cell office:value-type="float" office:value="120">
            <text:p>120</text:p>
          </table:table-cell>
          <table:table-cell office:value-type="float" office:value="1346">
            <text:p>1346</text:p>
          </table:table-cell>
          <table:table-cell office:value-type="float" office:value="1303">
            <text:p>1303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435">
            <text:p>1435</text:p>
          </table:table-cell>
          <table:table-cell table:number-columns-repeated="2"/>
        </table:table-row>
        <table:table-row table:style-name="ro2">
          <table:table-cell office:value-type="string">
            <text:p>./HTMLWizardComplexPrefEditorRsrc_pl.po</text:p>
          </table:table-cell>
          <table:table-cell table:number-columns-repeated="3"/>
          <table:table-cell office:value-type="float" office:value="121">
            <text:p>121</text:p>
          </table:table-cell>
          <table:table-cell office:value-type="float" office:value="1354">
            <text:p>1354</text:p>
          </table:table-cell>
          <table:table-cell office:value-type="float" office:value="1311">
            <text:p>1311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443">
            <text:p>1443</text:p>
          </table:table-cell>
          <table:table-cell table:number-columns-repeated="2"/>
        </table:table-row>
        <table:table-row table:style-name="ro2">
          <table:table-cell office:value-type="string">
            <text:p>./IdentityActions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42">
            <text:p>14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Identit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string">
            <text:p>./IDMResourceAssocRsrc_pl.po</text:p>
          </table:table-cell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string">
            <text:p>./IDMResource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1">
            <text:p>201</text:p>
          </table:table-cell>
          <table:table-cell office:value-type="float" office:value="33">
            <text:p>33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IDMStandar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IDMUIQuery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IDMWelcomeMessage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Ifram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IframeRsrc_pl.po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office:value-type="float" office:value="621">
            <text:p>621</text:p>
          </table:table-cell>
          <table:table-cell table:number-columns-repeated="4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IMUtility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Information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JAASManage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LayoutPickerStrings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LayoutSelectorStrings_pl.po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table:number-columns-repeated="2"/>
        </table:table-row>
        <table:table-row table:style-name="ro2">
          <table:table-cell office:value-type="string">
            <text:p>./LDAPConfiguration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Line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List_include_pl.po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2">
          <table:table-cell office:value-type="string">
            <text:p>./ListAssignmentsRsrc_pl.po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2">
          <table:table-cell office:value-type="string">
            <text:p>./ListAttestationRequests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2">
          <table:table-cell office:value-type="string">
            <text:p>./ListNrfRequests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2">
          <table:table-cell office:value-type="string">
            <text:p>./ListRoles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2">
          <table:table-cell office:value-type="string">
            <text:p>./LocalePreference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2">
          <table:table-cell office:value-type="string">
            <text:p>./Localization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2">
          <table:table-cell office:value-type="string">
            <text:p>./LogConfigura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LoggingMgm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Logi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Login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2">
          <table:table-cell office:value-type="string">
            <text:p>./LoginAdmin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2">
          <table:table-cell office:value-type="string">
            <text:p>./Login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LoginRsrcPortlet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2">
          <table:table-cell office:value-type="string">
            <text:p>./MakeRequestDetailRsr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Manilla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max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Medico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Mess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Messag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40">
            <text:p>14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2">
          <table:table-cell office:value-type="string">
            <text:p>./Metrics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min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MyOrgChar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MyProfil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NavigationHelper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2">
          <table:table-cell office:value-type="string">
            <text:p>./Neptun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NetStor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NetStorageRsrc_pl.po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NetworkFil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NetworkFileRsrc_pl.po</text:p>
          </table:table-cell>
          <table:table-cell table:number-columns-repeated="3"/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office:value-type="float" office:value="453">
            <text:p>453</text:p>
          </table:table-cell>
          <table:table-cell table:number-columns-repeated="4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Note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NotesPortlet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office:value-type="float" office:value="235">
            <text:p>235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2">
          <table:table-cell office:value-type="string">
            <text:p>./Notificat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NRFAct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2">
          <table:table-cell office:value-type="string">
            <text:p>./NRFRsrc_pl.po</text:p>
          </table:table-cell>
          <table:table-cell table:number-columns-repeated="3"/>
          <table:table-cell office:value-type="float" office:value="426">
            <text:p>426</text:p>
          </table:table-cell>
          <table:table-cell office:value-type="float" office:value="2206">
            <text:p>2206</text:p>
          </table:table-cell>
          <table:table-cell office:value-type="float" office:value="2097">
            <text:p>2097</text:p>
          </table:table-cell>
          <table:table-cell office:value-type="float" office:value="223">
            <text:p>223</text:p>
          </table:table-cell>
          <table:table-cell office:value-type="float" office:value="1467">
            <text:p>1467</text:p>
          </table:table-cell>
          <table:table-cell office:value-type="float" office:value="39">
            <text:p>39</text:p>
          </table:table-cell>
          <table:table-cell office:value-type="float" office:value="584">
            <text:p>584</text:p>
          </table:table-cell>
          <table:table-cell office:value-type="float" office:value="688">
            <text:p>688</text:p>
          </table:table-cell>
          <table:table-cell office:value-type="float" office:value="4257">
            <text:p>425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OrgChartControl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OrgChart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OrgChartPortletRsrc_pl.po</text:p>
          </table:table-cell>
          <table:table-cell table:number-columns-repeated="3"/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office:value-type="float" office:value="958">
            <text:p>958</text:p>
          </table:table-cell>
          <table:table-cell table:number-columns-repeated="4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table:number-columns-repeated="2"/>
        </table:table-row>
        <table:table-row table:style-name="ro2">
          <table:table-cell office:value-type="string">
            <text:p>./OrgChartPref2PortletRsrc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315">
            <text:p>315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331">
            <text:p>33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OrgChartPrefPortletRsrc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office:value-type="float" office:value="522">
            <text:p>522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geAdministratio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geCategoryComplexPrefEditorRsrc_pl.po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ramLis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185">
            <text:p>18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ramList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office:value-type="float" office:value="217">
            <text:p>217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ramLookup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ramLookup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office:value-type="float" office:value="161">
            <text:p>16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sswordChang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sswordChange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sswordChangeAdmin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sswordChangePortle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PasswordChangeRsrc_pl.po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214">
            <text:p>214</text:p>
          </table:table-cell>
          <table:table-cell office:value-type="float" office:value="207">
            <text:p>207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ssword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PasswordManagementImpl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sswordMgm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PasswordPolicyStatusRsrc_pl.po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sswordSyncStatus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PasswordSyncStatusAdmin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2">
          <table:table-cell office:value-type="string">
            <text:p>./PermissionsRsrc_pl.po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328">
            <text:p>328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ersistRsrc_pl.p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office:value-type="float" office:value="243">
            <text:p>243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Configuratio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2">
          <table:table-cell office:value-type="string">
            <text:p>./PortalDataExpor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136">
            <text:p>136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2">
          <table:table-cell office:value-type="string">
            <text:p>./PortalDataImportFilter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89">
            <text:p>189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2">
          <table:table-cell office:value-type="string">
            <text:p>./PortalDataImportResult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2">
          <table:table-cell office:value-type="string">
            <text:p>./PortalDataImport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GroupPageDefaults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PageAdminStrings_pl.po</text:p>
          </table:table-cell>
          <table:table-cell table:number-columns-repeated="3"/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office:value-type="float" office:value="736">
            <text:p>736</text:p>
          </table:table-cell>
          <table:table-cell table:number-columns-repeated="4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PageController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PageNameDetailStrings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PagePermiss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PageSearchDefault_include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PortletPermissions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PortletSelectorRsrc_pl.po</text:p>
          </table:table-cell>
          <table:table-cell table:number-columns-repeated="3"/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office:value-type="float" office:value="264">
            <text:p>264</text:p>
          </table:table-cell>
          <table:table-cell table:number-columns-repeated="4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table:number-columns-repeated="2"/>
        </table:table-row>
        <table:table-row table:style-name="ro2">
          <table:table-cell office:value-type="string">
            <text:p>./PortalSecurityAssign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39">
            <text:p>239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SharedPagePickerStrings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UrlHelpe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UserGroupSelection_pl.po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office:value-type="float" office:value="198">
            <text:p>198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UserGroupSelection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letAdministratio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letFileUpload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letHelp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letPreferenceSheetRsrc_pl.po</text:p>
          </table:table-cell>
          <table:table-cell table:number-columns-repeated="3"/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office:value-type="float" office:value="377">
            <text:p>377</text:p>
          </table:table-cell>
          <table:table-cell table:number-columns-repeated="4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letsError_include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let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letSettingSheetRsrc_pl.po</text:p>
          </table:table-cell>
          <table:table-cell table:number-columns-repeated="3"/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office:value-type="float" office:value="277">
            <text:p>277</text:p>
          </table:table-cell>
          <table:table-cell table:number-columns-repeated="4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letsHelp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letTreeRsrc_pl.po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letValidation_include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rin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2">
          <table:table-cell office:value-type="string">
            <text:p>./Print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rovisioningServiceRsrc_pl.po</text:p>
          </table:table-cell>
          <table:table-cell table:number-columns-repeated="3"/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office:value-type="float" office:value="850">
            <text:p>850</text:p>
          </table:table-cell>
          <table:table-cell table:number-columns-repeated="4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table:number-columns-repeated="2"/>
        </table:table-row>
        <table:table-row table:style-name="ro2">
          <table:table-cell office:value-type="string">
            <text:p>./Provis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 office:value-type="string">
            <text:p>./ProvSecurity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213">
            <text:p>213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wdChg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wdChg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wdPolicyStatus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wdPolicy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wdSyn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 office:value-type="string">
            <text:p>./Rbpm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RegistrationCategoryPortlet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RegistrationPortlet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office:value-type="float" office:value="545">
            <text:p>545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remov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RenderPagePortlet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string">
            <text:p>./RequestDetail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2">
          <table:table-cell office:value-type="string">
            <text:p>./RequestList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2">
          <table:table-cell office:value-type="string">
            <text:p>./ResourceRequestCtrlJS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ResourceRequestPref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ResourceRequest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2">
          <table:table-cell office:value-type="string">
            <text:p>./Resource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ResReportRsrc_pl.po</text:p>
          </table:table-cell>
          <table:table-cell table:number-columns-repeated="3"/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office:value-type="float" office:value="195">
            <text:p>195</text:p>
          </table:table-cell>
          <table:table-cell table:number-columns-repeated="4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restor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./ROA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2">
          <table:table-cell office:value-type="string">
            <text:p>./Role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429">
            <text:p>429</text:p>
          </table:table-cell>
          <table:table-cell office:value-type="float" office:value="77">
            <text:p>77</text:p>
          </table:table-cell>
          <table:table-cell office:value-type="float" office:value="439">
            <text:p>439</text:p>
          </table:table-cell>
          <table:table-cell table:number-columns-repeated="2"/>
        </table:table-row>
        <table:table-row table:style-name="ro2">
          <table:table-cell office:value-type="string">
            <text:p>./Role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RssNew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156">
            <text:p>15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RssNewsPortletRsrc_pl.po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office:value-type="float" office:value="227">
            <text:p>227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SampleBookmark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2">
          <table:table-cell office:value-type="string">
            <text:p>./Scripting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SearchLis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2">
          <table:table-cell office:value-type="string">
            <text:p>./SearchListPref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945">
            <text:p>945</text:p>
          </table:table-cell>
          <table:table-cell office:value-type="float" office:value="853">
            <text:p>853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float" office:value="1013">
            <text:p>1013</text:p>
          </table:table-cell>
          <table:table-cell table:number-columns-repeated="2"/>
        </table:table-row>
        <table:table-row table:style-name="ro2">
          <table:table-cell office:value-type="string">
            <text:p>./SearchListRsrc_pl.po</text:p>
          </table:table-cell>
          <table:table-cell table:number-columns-repeated="3"/>
          <table:table-cell office:value-type="float" office:value="124">
            <text:p>124</text:p>
          </table:table-cell>
          <table:table-cell office:value-type="float" office:value="938">
            <text:p>938</text:p>
          </table:table-cell>
          <table:table-cell office:value-type="float" office:value="841">
            <text:p>84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  <table:table-cell office:value-type="float" office:value="1006">
            <text:p>1006</text:p>
          </table:table-cell>
          <table:table-cell table:number-columns-repeated="2"/>
        </table:table-row>
        <table:table-row table:style-name="ro2">
          <table:table-cell office:value-type="string">
            <text:p>./SecurityContext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46">
            <text:p>246</text:p>
          </table:table-cell>
          <table:table-cell office:value-type="float" office:value="87">
            <text:p>87</text:p>
          </table:table-cell>
          <table:table-cell office:value-type="float" office:value="717">
            <text:p>717</text:p>
          </table:table-cell>
          <table:table-cell office:value-type="float" office:value="123">
            <text:p>123</text:p>
          </table:table-cell>
          <table:table-cell office:value-type="float" office:value="963">
            <text:p>96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Service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SessionHandlerRsrc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2">
          <table:table-cell office:value-type="string">
            <text:p>./SessionTimeoutWarningPortlet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SetPreferredLocale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string">
            <text:p>./SharedPagePortletRsrc_pl.po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ShortcutComplexPrefEditorRsrc_pl.po</text:p>
          </table:table-cell>
          <table:table-cell table:number-columns-repeated="3"/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office:value-type="float" office:value="1088">
            <text:p>1088</text:p>
          </table:table-cell>
          <table:table-cell table:number-columns-repeated="4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Shortcu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Shortcut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office:value-type="float" office:value="1087">
            <text:p>108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table:number-columns-repeated="2"/>
        </table:table-row>
        <table:table-row table:style-name="ro2">
          <table:table-cell office:value-type="string">
            <text:p>./Simile_ExhibitRsrc_pl.po</text:p>
          </table:table-cell>
          <table:table-cell table:number-columns-repeated="3"/>
          <table:table-cell office:value-type="float" office:value="83">
            <text:p>83</text:p>
          </table:table-cell>
          <table:table-cell office:value-type="float" office:value="287">
            <text:p>287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SinglePortletSharedPage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string">
            <text:p>./Soa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2">
          <table:table-cell office:value-type="string">
            <text:p>./SSOAdminRsrc_pl.po</text:p>
          </table:table-cell>
          <table:table-cell table:number-columns-repeated="3"/>
          <table:table-cell table:number-columns-repeated="3"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office:value-type="float" office:value="21">
            <text:p>21</text:p>
          </table:table-cell>
          <table:table-cell office:value-type="float" office:value="133">
            <text:p>133</text:p>
          </table:table-cell>
          <table:table-cell office:value-type="float" office:value="70">
            <text:p>70</text:p>
          </table:table-cell>
          <table:table-cell office:value-type="float" office:value="314">
            <text:p>314</text:p>
          </table:table-cell>
          <table:table-cell table:number-columns-repeated="2"/>
        </table:table-row>
        <table:table-row table:style-name="ro2">
          <table:table-cell office:value-type="string">
            <text:p>./SSOConfig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./SSOConf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2">
          <table:table-cell office:value-type="string">
            <text:p>./SSOFilte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2">
          <table:table-cell office:value-type="string">
            <text:p>./SSORsrc_pl.po</text:p>
          </table:table-cell>
          <table:table-cell table:number-columns-repeated="3"/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stat2010.csv</text:p>
          </table:table-cell>
          <table:table-cell table:number-columns-repeated="3"/>
          <table:table-cell table:number-columns-repeated="9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./SubLoggingPortletRsrc_pl.po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6">
            <text:p>286</text:p>
          </table:table-cell>
          <table:table-cell table:number-columns-repeated="2"/>
        </table:table-row>
        <table:table-row table:style-name="ro2">
          <table:table-cell office:value-type="string">
            <text:p>./SystemCommentRsrc_pl.po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324">
            <text:p>32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SystemComponen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 office:value-type="string">
            <text:p>./Tag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./TaskDetailRsrc_pl.po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2">
          <table:table-cell office:value-type="string">
            <text:p>./TaskLis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TeamLookupRsrc_pl.po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office:value-type="float" office:value="214">
            <text:p>214</text:p>
          </table:table-cell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table:number-columns-repeated="2"/>
        </table:table-row>
        <table:table-row table:style-name="ro2">
          <table:table-cell office:value-type="string">
            <text:p>./TeamsRsrc_pl.po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11">
            <text:p>21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ThemeException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ThemeHelperPortlet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ThemeMgm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ThemePreview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2">
          <table:table-cell office:value-type="string">
            <text:p>./ThemeSelectorRsrc_pl.po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TplControlJS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2">
          <table:table-cell office:value-type="string">
            <text:p>./UIControlJSRsrc_pl.po</text:p>
          </table:table-cell>
          <table:table-cell table:number-columns-repeated="3"/>
          <table:table-cell office:value-type="float" office:value="81">
            <text:p>81</text:p>
          </table:table-cell>
          <table:table-cell office:value-type="float" office:value="636">
            <text:p>636</text:p>
          </table:table-cell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2">
          <table:table-cell office:value-type="string">
            <text:p>./UIControlRegistryRsrc_pl.po</text:p>
          </table:table-cell>
          <table:table-cell table:number-columns-repeated="3"/>
          <table:table-cell office:value-type="float" office:value="99">
            <text:p>99</text:p>
          </table:table-cell>
          <table:table-cell office:value-type="float" office:value="488">
            <text:p>488</text:p>
          </table:table-cell>
          <table:table-cell office:value-type="float" office:value="473">
            <text:p>47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UiCtrlTag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UIQueryServ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office:value-type="float" office:value="212">
            <text:p>212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UiRenderer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UserAppAdmi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string">
            <text:p>./Utopia37_AppConfig_pl.po</text:p>
          </table:table-cell>
          <table:table-cell table:number-columns-repeated="3"/>
          <table:table-cell office:value-type="float" office:value="364">
            <text:p>364</text:p>
          </table:table-cell>
          <table:table-cell office:value-type="float" office:value="992">
            <text:p>992</text:p>
          </table:table-cell>
          <table:table-cell office:value-type="float" office:value="1049">
            <text:p>1049</text:p>
          </table:table-cell>
          <table:table-cell office:value-type="float" office:value="124">
            <text:p>124</text:p>
          </table:table-cell>
          <table:table-cell office:value-type="float" office:value="322">
            <text:p>322</text:p>
          </table:table-cell>
          <table:table-cell office:value-type="float" office:value="61">
            <text:p>61</text:p>
          </table:table-cell>
          <table:table-cell office:value-type="float" office:value="528">
            <text:p>528</text:p>
          </table:table-cell>
          <table:table-cell office:value-type="float" office:value="549">
            <text:p>549</text:p>
          </table:table-cell>
          <table:table-cell office:value-type="float" office:value="1842">
            <text:p>184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ValidatorUtil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VdxServic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2">
          <table:table-cell office:value-type="string">
            <text:p>./VirtualDataExceptionRsrc_pl.po</text:p>
          </table:table-cell>
          <table:table-cell table:number-columns-repeated="3"/>
          <table:table-cell office:value-type="float" office:value="111">
            <text:p>111</text:p>
          </table:table-cell>
          <table:table-cell office:value-type="float" office:value="1602">
            <text:p>1602</text:p>
          </table:table-cell>
          <table:table-cell office:value-type="float" office:value="1573">
            <text:p>1573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  <table:table-cell office:value-type="float" office:value="123">
            <text:p>123</text:p>
          </table:table-cell>
          <table:table-cell office:value-type="float" office:value="1827">
            <text:p>182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VirtualDirectoryImpl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WebM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WebMail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office:value-type="float" office:value="507">
            <text:p>50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Welcome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WelcomeMessag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office:value-type="float" office:value="187">
            <text:p>187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2">
          <table:table-cell office:value-type="string">
            <text:p>./WfConfigRsrc_pl.po</text:p>
          </table:table-cell>
          <table:table-cell table:number-columns-repeated="3"/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2">
          <table:table-cell office:value-type="string">
            <text:p>./WorkflowRsrc_pl.po</text:p>
          </table:table-cell>
          <table:table-cell table:number-columns-repeated="3"/>
          <table:table-cell office:value-type="float" office:value="188">
            <text:p>188</text:p>
          </table:table-cell>
          <table:table-cell office:value-type="float" office:value="1672">
            <text:p>1672</text:p>
          </table:table-cell>
          <table:table-cell office:value-type="float" office:value="1797">
            <text:p>1797</text:p>
          </table:table-cell>
          <table:table-cell office:value-type="float" office:value="33">
            <text:p>33</text:p>
          </table:table-cell>
          <table:table-cell office:value-type="float" office:value="265">
            <text:p>265</text:p>
          </table:table-cell>
          <table:table-cell office:value-type="float" office:value="97">
            <text:p>97</text:p>
          </table:table-cell>
          <table:table-cell office:value-type="float" office:value="628">
            <text:p>628</text:p>
          </table:table-cell>
          <table:table-cell office:value-type="float" office:value="318">
            <text:p>318</text:p>
          </table:table-cell>
          <table:table-cell office:value-type="float" office:value="2565">
            <text:p>2565</text:p>
          </table:table-cell>
          <table:table-cell table:number-columns-repeated="2"/>
        </table:table-row>
        <table:table-row table:style-name="ro2">
          <table:table-cell office:value-type="string">
            <text:p>./WSPortlet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XSLTCPortlet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H9:.H320])" office:value-type="float" office:value="1717">
            <text:p>1717</text:p>
          </table:table-cell>
          <table:table-cell table:style-name="ce1" table:formula="of:=SUM([.I9:.I320])" office:value-type="float" office:value="10724">
            <text:p>10724</text:p>
          </table:table-cell>
          <table:table-cell table:formula="of:=SUM([.J9:.J320])" office:value-type="float" office:value="838">
            <text:p>838</text:p>
          </table:table-cell>
          <table:table-cell table:style-name="ce1" table:formula="of:=SUM([.K9:.K320])" office:value-type="float" office:value="7511">
            <text:p>7511</text:p>
          </table:table-cell>
          <table:table-cell table:style-name="ce2" table:formula="of:=SUM([.L9:.L320])" office:value-type="float" office:value="10390">
            <text:p>10390</text:p>
          </table:table-cell>
          <table:table-cell table:style-name="ce3" table:formula="of:=SUM([.M9:.M320])" office:value-type="float" office:value="67928">
            <text:p>67928</text:p>
          </table:table-cell>
          <table:table-cell table:number-columns-repeated="2"/>
        </table:table-row>
      </table:table>
      <table:database-ranges>
        <table:database-range table:target-range-address="Arkusz1.A1:Arkusz1.O322" table:display-filter-buttons="true">
          <table:filter>
            <table:filter-or>
              <table:filter-condition table:field-number="4" table:value="0" table:operator="!="/>
              <table:filter-condition table:field-number="7" table:value="0" table:operator="!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pl" fo:country="PL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9">19.02.2010</text:date>, <text:time>19:20:3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creator>Wojciech Kapusta</dc:creator>
    <dc:date>2010-02-19T19:20:37</dc:date>
    <meta:editing-cycles>6</meta:editing-cycles>
    <meta:editing-duration>PT02H02M56S</meta:editing-duration>
    <meta:document-statistic meta:table-count="1" meta:cell-count="3230" meta:object-count="0"/>
    <meta:user-defined meta:name="Informacja 1"/>
    <meta:user-defined meta:name="Informacja 2"/>
    <meta:user-defined meta:name="Informacja 3"/>
    <meta:user-defined meta:name="Informacja 4"/>
  </office:meta>
</office:document-meta>
</file>